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9.13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633cm" svg:x="1.4cm" svg:y="3.436cm" presentation:class="subtitle" presentation:user-transformed="true">
          <draw:text-box>
            <text:p>draft-ietf-tls-oldversion-deprecate-00</text:p>
            <text:p>https://github.com/tlswg/oldversions-deprecate</text:p>
            <text:p><text:span text:style-name="T1"><text:line-break/></text:span><text:span text:style-name="T1">Kathleen Moriarty</text:span></text:p>
            <text:p><text:span text:style-name="T2">kathleen.moriarty.ietf@gmail.com</text:span></text:p>
            <text:p><text:span text:style-name="T1">Stephen Farrell</text:span></text:p>
            <text:p><text:span text:style-name="T2">stephen.farrell@cs.tcd.ie</text:span></text:p>
            <text:p/>
            <text:p>IETF-103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Issu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What list of RFCs does this update/obsolete?</text:p>
                <text:list>
                  <text:list-item>
                    <text:p>Could be a long or short list, not sure</text:p>
                  </text:list-item>
                  <text:list-item>
                    <text:p>Section 9 updates RFC7525 (a BCP) - might mean this becomes part of BCP195?</text:p>
                  </text:list-item>
                  <text:list-item>
                    <text:p>Suggestion: authors do bureaucracy with chairs/ADs/IESG (inevitable anyway:-)</text:p>
                  </text:list-item>
                </text:list>
              </text:list-item>
              <text:list-item>
                <text:p>Sections 3 &amp; 4 – some info on deprecation annoucements and measurements </text:p>
                <text:list>
                  <text:list-item>
                    <text:p>Leave in RFC or not? More welcome in any case</text:p>
                  </text:list-item>
                  <text:list-item>
                    <text:p>Suggest: leave in - (correct:-) factual statements seem useful even for posterity</text:p>
                  </text:list-item>
                </text:list>
              </text:list-item>
              <text:list-item>
                <text:p>Section 8 – (PR from Hubert Kario) Don’t use SHA-1 as a signature hash</text:p>
                <text:list>
                  <text:list-item>
                    <text:p>Keep or separate out? Could be better handled elsewhere maybe? (Or ignored for now?)</text:p>
                  </text:list-item>
                  <text:list-item>
                    <text:p>Suggestion: Leave it in unless some better document turns up for that tex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imelin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Bigger issue is when to progress this</text:p>
                <text:list>
                  <text:list-item>
                    <text:p>And whether email, etc., are sufficiently different from web </text:p>
                  </text:list-item>
                </text:list>
              </text:list-item>
              <text:list-item>
                <text:p>Happy to leave that to chairs but no harm to get a sense of what folks think</text:p>
                <text:list>
                  <text:list-item>
                    <text:p>Authors are happy to finish the text quickly if that’s what the WG wa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4T05:49:27.123448273</meta:creation-date>
    <dc:date>2018-11-04T06:08:38.605098210</dc:date>
    <meta:editing-duration>PT7M42S</meta:editing-duration>
    <meta:editing-cycles>17</meta:editing-cycles>
    <meta:generator>LibreOffice/6.0.6.2$Linux_X86_64 LibreOffice_project/00m0$Build-2</meta:generator>
    <meta:document-statistic meta:object-count="32"/>
  </office:meta>
</office:document-meta>
</file>